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49864"/>
    </style:style>
    <style:style style:name="P2" style:family="paragraph" style:parent-style-name="Text_20_body">
      <style:text-properties officeooo:paragraph-rsid="0012e563"/>
    </style:style>
    <style:style style:name="P3" style:family="paragraph" style:parent-style-name="List_20_Heading">
      <style:text-properties officeooo:paragraph-rsid="00149864"/>
    </style:style>
    <style:style style:name="P4" style:family="paragraph" style:parent-style-name="List_20_Contents">
      <style:paragraph-properties fo:margin-left="0in" fo:margin-right="0in" fo:text-indent="0in" style:auto-text-indent="false"/>
    </style:style>
    <style:style style:name="P5" style:family="paragraph" style:parent-style-name="List_20_Contents">
      <style:paragraph-properties fo:margin-left="0in" fo:margin-right="0in" fo:text-indent="0in" style:auto-text-indent="false"/>
      <style:text-properties officeooo:rsid="00149864" officeooo:paragraph-rsid="00149864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e563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officeooo:rsid="0012e563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569cd6" style:font-name="Droid Sans Mono" fo:font-size="10.5pt" fo:font-weight="normal" fo:background-color="#1e1e1e" loext:char-shading-value="0"/>
    </style:style>
    <style:style style:name="T8" style:family="text">
      <style:text-properties fo:color="#dcdcaa" style:font-name="Droid Sans Mono" fo:font-size="10.5pt" fo:font-weight="normal" fo:background-color="#1e1e1e" loext:char-shading-value="0"/>
    </style:style>
    <style:style style:name="T9" style:family="text">
      <style:text-properties fo:color="#9cdcfe" style:font-name="Droid Sans Mono" fo:font-size="10.5pt" fo:font-weight="normal" fo:background-color="#1e1e1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pecification</text:h>
      <text:p text:style-name="Text_20_body">We shall define a class named <text:span text:style-name="T3">DoubleDictGraph</text:span> representing a <text:span text:style-name="Emphasis">directed graph</text:span>. </text:p>
      <text:p text:style-name="P2">The class <text:span text:style-name="Teletype"><text:span text:style-name="T3">DoubleDictGraph</text:span></text:span> will provide the following methods: </text:p>
      <text:p text:style-name="List_20_Heading"><text:span text:style-name="Teletype"/></text:p>
      <text:p text:style-name="List_20_Heading"><text:span text:style-name="Teletype"><text:span text:style-name="T5">def</text:span></text:span><text:span text:style-name="Teletype"> __</text:span><text:span text:style-name="Teletype"><text:span text:style-name="T5">init__</text:span></text:span><text:span text:style-name="Teletype">(</text:span><text:span text:style-name="Teletype"><text:span text:style-name="T5">self, number_of_nodes</text:span></text:span><text:span text:style-name="Teletype">)</text:span> </text:p>
      <text:p text:style-name="P4"><text:tab/>Constructs a graph with <text:span text:style-name="T2">“</text:span><text:span text:style-name="T3">number_of_nodes</text:span><text:span text:style-name="T2">”</text:span> vertices and without arcs. </text:p>
      <text:p text:style-name="List_20_Heading"/>
      <text:p text:style-name="P5"/>
      <text:p text:style-name="P3"><text:span text:style-name="Teletype"><text:span text:style-name="T5">def</text:span></text:span><text:span text:style-name="Teletype"> __</text:span><text:span text:style-name="Teletype"><text:span text:style-name="T5">init__</text:span></text:span><text:span text:style-name="Teletype">(</text:span><text:span text:style-name="Teletype"><text:span text:style-name="T5">self, number_of_nodes</text:span></text:span><text:span text:style-name="Teletype">)</text:span> </text:p>
      <text:p text:style-name="P5"><text:tab/>Constructs a graph with <text:span text:style-name="T2">“</text:span><text:span text:style-name="T3">number_of_nodes</text:span><text:span text:style-name="T2">”</text:span> vertices and without arcs. </text:p>
      <text:p text:style-name="P5"/>
      <text:p text:style-name="P5"/>
      <text:p text:style-name="P3"><text:span text:style-name="Teletype"><text:span text:style-name="T5">def</text:span></text:span><text:span text:style-name="Teletype"> __</text:span><text:span text:style-name="Teletype"><text:span text:style-name="T5">init__</text:span></text:span><text:span text:style-name="Teletype">(</text:span><text:span text:style-name="Teletype"><text:span text:style-name="T5">self, number_of_nodes</text:span></text:span><text:span text:style-name="Teletype">)</text:span> </text:p>
      <text:p text:style-name="P5"><text:tab/>Constructs a graph with <text:span text:style-name="T2">“</text:span><text:span text:style-name="T3">number_of_nodes</text:span><text:span text:style-name="T2">”</text:span> vertices and without arcs. </text:p>
      <text:p text:style-name="P5"/>
      <text:p text:style-name="P5"/>
      <text:p text:style-name="P3"><text:span text:style-name="Teletype"><text:span text:style-name="T5">def</text:span></text:span><text:span text:style-name="Teletype"> __</text:span><text:span text:style-name="Teletype"><text:span text:style-name="T5">init__</text:span></text:span><text:span text:style-name="Teletype">(</text:span><text:span text:style-name="Teletype"><text:span text:style-name="T5">self, number_of_nodes</text:span></text:span><text:span text:style-name="Teletype">)</text:span> </text:p>
      <text:p text:style-name="P5">Constructs a graph with <text:span text:style-name="T2">“</text:span><text:span text:style-name="T3">number_of_nodes</text:span><text:span text:style-name="T2">”</text:span> vertices and without arcs. </text:p>
      <text:p text:style-name="P5"/>
      <text:p text:style-name="P5"/>
      <text:p text:style-name="P3"><text:span text:style-name="Teletype"><text:span text:style-name="T5">def</text:span></text:span><text:span text:style-name="Teletype"> __</text:span><text:span text:style-name="Teletype"><text:span text:style-name="T5">init__</text:span></text:span><text:span text:style-name="Teletype">(</text:span><text:span text:style-name="Teletype"><text:span text:style-name="T5">self, number_of_nodes</text:span></text:span><text:span text:style-name="Teletype">)</text:span> </text:p>
      <text:p text:style-name="P5">Constructs a graph with <text:span text:style-name="T2">“</text:span><text:span text:style-name="T3">number_of_nodes</text:span><text:span text:style-name="T2">”</text:span> vertices and without arcs. </text:p>
      <text:p text:style-name="P5"/>
      <text:p text:style-name="P5"/>
      <text:p text:style-name="P3"><text:span text:style-name="Teletype"><text:span text:style-name="T5">def</text:span></text:span><text:span text:style-name="Teletype"> __</text:span><text:span text:style-name="Teletype"><text:span text:style-name="T5">init__</text:span></text:span><text:span text:style-name="Teletype">(</text:span><text:span text:style-name="Teletype"><text:span text:style-name="T5">self, number_of_nodes</text:span></text:span><text:span text:style-name="Teletype">)</text:span> </text:p>
      <text:p text:style-name="P5">Constructs a graph with <text:span text:style-name="T2">“</text:span><text:span text:style-name="T3">number_of_nodes</text:span><text:span text:style-name="T2">”</text:span> vertices and without arcs. </text:p>
      <text:p text:style-name="P5"/>
      <text:p text:style-name="P5"/>
      <text:p text:style-name="P3"><text:span text:style-name="Teletype"><text:span text:style-name="T5">def</text:span></text:span><text:span text:style-name="Teletype"> __</text:span><text:span text:style-name="Teletype"><text:span text:style-name="T5">init__</text:span></text:span><text:span text:style-name="Teletype">(</text:span><text:span text:style-name="Teletype"><text:span text:style-name="T5">self, number_of_nodes</text:span></text:span><text:span text:style-name="Teletype">)</text:span> </text:p>
      <text:p text:style-name="P5">Constructs a graph with <text:span text:style-name="T2">“</text:span><text:span text:style-name="T3">number_of_nodes</text:span><text:span text:style-name="T2">”</text:span> vertices and without arcs. </text:p>
      <text:p text:style-name="P5"/>
      <text:p text:style-name="P5"/>
      <text:p text:style-name="P3"><text:span text:style-name="Teletype"><text:span text:style-name="T5">def</text:span></text:span><text:span text:style-name="Teletype"> __</text:span><text:span text:style-name="Teletype"><text:span text:style-name="T5">init__</text:span></text:span><text:span text:style-name="Teletype">(</text:span><text:span text:style-name="Teletype"><text:span text:style-name="T5">self, number_of_nodes</text:span></text:span><text:span text:style-name="Teletype">)</text:span> </text:p>
      <text:p text:style-name="P5">Constructs a graph with <text:span text:style-name="T2">“</text:span><text:span text:style-name="T3">number_of_nodes</text:span><text:span text:style-name="T2">”</text:span> vertices and without arcs. </text:p>
      <text:p text:style-name="P5"/>
      <text:p text:style-name="P5"/>
      <text:p text:style-name="P3"><text:span text:style-name="Teletype"><text:span text:style-name="T5">def</text:span></text:span><text:span text:style-name="Teletype"> __</text:span><text:span text:style-name="Teletype"><text:span text:style-name="T5">init__</text:span></text:span><text:span text:style-name="Teletype">(</text:span><text:span text:style-name="Teletype"><text:span text:style-name="T5">self, number_of_nodes</text:span></text:span><text:span text:style-name="Teletype">)</text:span> </text:p>
      <text:p text:style-name="P5">Constructs a graph with <text:span text:style-name="T2">“</text:span><text:span text:style-name="T3">number_of_nodes</text:span><text:span text:style-name="T2">”</text:span> vertices and without arcs. </text:p>
      <text:p text:style-name="P5"/>
      <text:p text:style-name="P5"/>
      <text:p text:style-name="P3"><text:span text:style-name="Teletype"><text:span text:style-name="T5">def</text:span></text:span><text:span text:style-name="Teletype"> __</text:span><text:span text:style-name="Teletype"><text:span text:style-name="T5">init__</text:span></text:span><text:span text:style-name="Teletype">(</text:span><text:span text:style-name="Teletype"><text:span text:style-name="T5">self, number_of_nodes</text:span></text:span><text:span text:style-name="Teletype">)</text:span> </text:p>
      <text:p text:style-name="P5">Constructs a graph with <text:span text:style-name="T2">“</text:span><text:span text:style-name="T3">number_of_nodes</text:span><text:span text:style-name="T2">”</text:span> vertices and without arcs. </text:p>
      <text:p text:style-name="P5"/>
      <text:p text:style-name="P5"/>
      <text:p text:style-name="P3"><text:span text:style-name="Teletype"><text:span text:style-name="T5">def</text:span></text:span><text:span text:style-name="Teletype"> __</text:span><text:span text:style-name="Teletype"><text:span text:style-name="T5">init__</text:span></text:span><text:span text:style-name="Teletype">(</text:span><text:span text:style-name="Teletype"><text:span text:style-name="T5">self, number_of_nodes</text:span></text:span><text:span text:style-name="Teletype">)</text:span> </text:p>
      <text:p text:style-name="P5"><text:soft-page-break/>Constructs a graph with <text:span text:style-name="T2">“</text:span><text:span text:style-name="T3">number_of_nodes</text:span><text:span text:style-name="T2">”</text:span> vertices and without arcs. </text:p>
      <text:p text:style-name="P5"/>
      <text:p text:style-name="P5"/>
      <text:p text:style-name="P3"><text:span text:style-name="Teletype"><text:span text:style-name="T5">def</text:span></text:span><text:span text:style-name="Teletype"> __</text:span><text:span text:style-name="Teletype"><text:span text:style-name="T5">init__</text:span></text:span><text:span text:style-name="Teletype">(</text:span><text:span text:style-name="Teletype"><text:span text:style-name="T5">self, number_of_nodes</text:span></text:span><text:span text:style-name="Teletype">)</text:span> </text:p>
      <text:p text:style-name="P5">Constructs a graph with <text:span text:style-name="T2">“</text:span><text:span text:style-name="T3">number_of_nodes</text:span><text:span text:style-name="T2">”</text:span> vertices and without arcs. </text:p>
      <text:p text:style-name="P5"/>
      <text:p text:style-name="P5"/>
      <text:p text:style-name="P3"><text:span text:style-name="Teletype"><text:span text:style-name="T5">def</text:span></text:span><text:span text:style-name="Teletype"> __</text:span><text:span text:style-name="Teletype"><text:span text:style-name="T5">init__</text:span></text:span><text:span text:style-name="Teletype">(</text:span><text:span text:style-name="Teletype"><text:span text:style-name="T5">self, number_of_nodes</text:span></text:span><text:span text:style-name="Teletype">)</text:span> </text:p>
      <text:p text:style-name="P5">Constructs a graph with <text:span text:style-name="T2">“</text:span><text:span text:style-name="T3">number_of_nodes</text:span><text:span text:style-name="T2">”</text:span> vertices and without arcs. </text:p>
      <text:p text:style-name="List_20_Contents"/>
      <text:p text:style-name="List_20_Contents"/>
      <text:p text:style-name="List_20_Contents"/>
      <text:p text:style-name="List_20_Contents"/>
      <text:p text:style-name="Text_20_body">The rest of the member functions, along with the public member functions of the helper classes <text:span text:style-name="Teletype">Edge_id</text:span> and others go he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5:12:13.536363839</meta:creation-date>
    <dc:date>2020-03-29T15:23:09.711261049</dc:date>
    <meta:editing-duration>PT10M58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30" meta:word-count="197" meta:character-count="1643" meta:non-whitespace-character-count="1444"/>
  </office:meta>
</office:document-meta>
</file>